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kenTypeSinkTokenizer.TokenTypeSinkTokenizer( int initCap , String typeToM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TypeSinkTokenizer.TokenTypeSinkTokenizer( List input , String typeToM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TypeSinkTokenizer.TokenTypeSinkTokenizer( String typeToM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TypeSinkTokenizer.add( Token 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